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margin-top="0.3cm" fo:margin-bottom="0cm" style:contextual-spacing="false" fo:line-height="100%" fo:text-align="center" style:justify-single-word="false" style:writing-mode="lr-tb"/>
    </style:style>
    <style:style style:name="P5" style:family="paragraph" style:parent-style-name="Text_20_body">
      <style:paragraph-properties fo:margin-top="0.3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" style:family="paragraph" style:parent-style-name="Text_20_body" style:list-style-name="L1">
      <style:paragraph-properties fo:margin-top="0cm" fo:margin-bottom="0cm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4b9088"/>
    </style:style>
    <style:style style:name="P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4ef74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2ff8f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5333c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9fa70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b9088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845d8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Proyecto </text:span><text:span text:style-name="T7">8</text:span><text:span text:style-name="T1">.</text:span><text:span text:style-name="T7">2</text:span><text:span text:style-name="T2">.</text:span><text:span text:style-name="T5">2</text:span><text:span text:style-name="T3">.</text:span><text:span text:style-name="T1"> </text:span><text:span text:style-name="T7">Laberinto con queso, recargado</text:span></text:p>
      <text:p text:style-name="P2"/>
      <text:p text:style-name="P8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0-16T13:17:45.223000000</dc:date>
    <meta:editing-duration>PT2H58M16S</meta:editing-duration>
    <meta:editing-cycles>50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" meta:word-count="6" meta:character-count="46" meta:non-whitespace-character-count="41"/>
  </office:meta>
</office:document-meta>
</file>